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3a3" officeooo:paragraph-rsid="0010b3a3"/>
    </style:style>
    <style:style style:name="P2" style:family="paragraph" style:parent-style-name="Standard">
      <style:text-properties officeooo:rsid="00120607" officeooo:paragraph-rsid="00120607"/>
    </style:style>
    <style:style style:name="P3" style:family="paragraph" style:parent-style-name="Standard">
      <style:text-properties officeooo:rsid="0013438e" officeooo:paragraph-rsid="0013438e"/>
    </style:style>
    <style:style style:name="T1" style:family="text">
      <style:text-properties officeooo:rsid="001533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tinho Cat </text:p>
      <text:p text:style-name="P1"/>
      <text:p text:style-name="P1">S = {1,2,3}</text:p>
      <text:p text:style-name="P1"/>
      <text:p text:style-name="P1">V0 =&gt; S0 = [1,0,0]</text:p>
      <text:p text:style-name="P1"/>
      <text:p text:style-name="P1">Pr = [ [ 0, 0.5, 0.5], [0.33, 0, 0.66], [0.33, 0.66, 0] ]</text:p>
      <text:p text:style-name="P1"/>
      <text:p text:style-name="P2">S22 = V0*Pr**22</text:p>
      <text:p text:style-name="P2">S22 = [0.21 0.32 0.32]</text:p>
      <text:p text:style-name="P2"/>
      <text:p text:style-name="P3">21% de estar no estado 1</text:p>
      <text:p text:style-name="P3">32% de estar no estado 2</text:p>
      <text:p text:style-name="P3">32% de estar no estado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26:29.807597624</meta:creation-date>
    <dc:date>2017-06-07T09:38:38.964017058</dc:date>
    <meta:editing-duration>PT12M8S</meta:editing-duration>
    <meta:editing-cycles>4</meta:editing-cycles>
    <meta:generator>LibreOffice/5.3.3.2$Linux_X86_64 LibreOffice_project/3d9a8b4b4e538a85e0782bd6c2d430bafe583448</meta:generator>
    <meta:document-statistic meta:table-count="0" meta:image-count="0" meta:object-count="0" meta:page-count="1" meta:paragraph-count="9" meta:word-count="50" meta:character-count="207" meta:non-whitespace-character-count="165"/>
  </office:meta>
</office:document-meta>
</file>